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1"/>
    <style:font-face style:name="F" svg:font-family="" style:font-family-generic="roman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1" svg:font-family="Arial, Arial" style:font-pitch="variable"/>
    <style:font-face style:name="Times New Roman" svg:font-family="'Times New Roman', 'Times New Roman'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11.43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1.8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1.764cm"/>
    </style:style>
    <style:style style:name="co8" style:family="table-column">
      <style:table-column-properties fo:break-before="auto" style:column-width="10.619cm"/>
    </style:style>
    <style:style style:name="co9" style:family="table-column">
      <style:table-column-properties fo:break-before="auto" style:column-width="3.351cm"/>
    </style:style>
    <style:style style:name="co10" style:family="table-column">
      <style:table-column-properties fo:break-before="auto" style:column-width="14.499cm"/>
    </style:style>
    <style:style style:name="co11" style:family="table-column">
      <style:table-column-properties fo:break-before="auto" style:column-width="14.076cm"/>
    </style:style>
    <style:style style:name="co12" style:family="table-column">
      <style:table-column-properties fo:break-before="auto" style:column-width="2.469cm"/>
    </style:style>
    <style:style style:name="co13" style:family="table-column">
      <style:table-column-properties fo:break-before="auto" style:column-width="3.175cm"/>
    </style:style>
    <style:style style:name="ro1" style:family="table-row">
      <style:table-row-properties style:row-height="0.995cm" fo:break-before="auto" style:use-optimal-row-height="true"/>
    </style:style>
    <style:style style:name="ro2" style:family="table-row">
      <style:table-row-properties style:row-height="0.818cm" fo:break-before="auto" style:use-optimal-row-height="true"/>
    </style:style>
    <style:style style:name="ro3" style:family="table-row">
      <style:table-row-properties style:row-height="1.215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519cm" fo:break-before="auto" style:use-optimal-row-height="true"/>
    </style:style>
    <style:style style:name="ro7" style:family="table-row">
      <style:table-row-properties style:row-height="1.016cm" fo:break-before="auto" style:use-optimal-row-height="true"/>
    </style:style>
    <style:style style:name="ro8" style:family="table-row">
      <style:table-row-properties style:row-height="1.469cm" fo:break-before="auto" style:use-optimal-row-height="true"/>
    </style:style>
    <style:style style:name="ro9" style:family="table-row">
      <style:table-row-properties style:row-height="2.431cm" fo:break-before="auto" style:use-optimal-row-height="true"/>
    </style:style>
    <style:style style:name="ta1" style:family="table" style:master-page-name="PageStyle_5f_abstract">
      <style:table-properties table:display="true" style:writing-mode="lr-tb"/>
    </style:style>
    <style:style style:name="ta2" style:family="table" style:master-page-name="PageStyle_5f_UBL">
      <style:table-properties table:display="true" style:writing-mode="lr-tb"/>
    </style:style>
    <style:style style:name="ta3" style:family="table" style:master-page-name="PageStyle_5f_artifacts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GB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GB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GB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GB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Times New Roman" style:font-size-complex="5.65000009536743pt" style:language-complex="en" style:country-complex="US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number-columns-repeated="246" table:default-cell-style-name="ce4"/>
        <table:table-column table:style-name="co5" table:number-columns-repeated="767" table:default-cell-style-name="Default"/>
        <table:table-row table:style-name="ro1">
          <table:table-cell table:style-name="ce1" office:value-type="string">
            <text:p>RuleID</text:p>
          </table:table-cell>
          <table:table-cell table:style-name="ce1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7" office:value-type="string">
            <text:p>comment</text:p>
          </table:table-cell>
          <table:table-cell table:style-name="ce1" office:value-type="string">
            <text:p>resolution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>
            <text:p>EFFF-T10-R001</text:p>
          </table:table-cell>
          <table:table-cell table:style-name="ce5" office:value-type="string">
            <text:p>The PDF representation of the invoice SHALL be included and have “CommercialInvoice” as document type.</text:p>
          </table:table-cell>
          <table:table-cell table:style-name="ce12" office:value-type="string">
            <text:p>Invoice</text:p>
          </table:table-cell>
          <table:table-cell table:style-name="ce14" office:value-type="string">
            <text:p>fatal</text:p>
          </table:table-cell>
          <table:table-cell table:style-name="ce14" office:value-type="string">
            <text:p>T10</text:p>
          </table:table-cell>
          <table:table-cell table:style-name="ce15"/>
          <table:table-cell table:style-name="ce16" table:number-columns-repeated="3"/>
          <table:table-cell table:style-name="ce14" table:number-columns-repeated="1015"/>
        </table:table-row>
        <table:table-row table:style-name="ro2">
          <table:table-cell table:style-name="ce3" office:value-type="string">
            <text:p>EFFF-T10-R002</text:p>
          </table:table-cell>
          <table:table-cell table:style-name="ce6" office:value-type="string">
            <text:p>An additional document reference containing the information related to the software producing the invoice SHALL be present.</text:p>
          </table:table-cell>
          <table:table-cell table:style-name="ce13" office:value-type="string">
            <text:p>Invoice</text:p>
          </table:table-cell>
          <table:table-cell table:style-name="ce14" office:value-type="string">
            <text:p>fatal</text:p>
          </table:table-cell>
          <table:table-cell table:style-name="ce14" office:value-type="string">
            <text:p>T10</text:p>
          </table:table-cell>
          <table:table-cell table:style-name="ce16" table:number-columns-repeated="4"/>
          <table:table-cell table:number-columns-repeated="1015"/>
        </table:table-row>
        <table:table-row table:style-name="ro3">
          <table:table-cell table:style-name="ce2" office:value-type="string">
            <text:p>EFFF-T10-R003</text:p>
          </table:table-cell>
          <table:table-cell table:style-name="ce6" office:value-type="string">
            <text:p>The identifier of the document reference containing the information related to the software producing the invoice SHALL contain "eFFF" as value</text:p>
          </table:table-cell>
          <table:table-cell table:style-name="ce13" office:value-type="string">
            <text:p>Invoice</text:p>
          </table:table-cell>
          <table:table-cell table:style-name="ce14" office:value-type="string">
            <text:p>fatal</text:p>
          </table:table-cell>
          <table:table-cell table:style-name="ce14" office:value-type="string">
            <text:p>T10</text:p>
          </table:table-cell>
          <table:table-cell table:style-name="ce16" table:number-columns-repeated="4"/>
          <table:table-cell table:number-columns-repeated="1015"/>
        </table:table-row>
        <table:table-row table:style-name="ro3">
          <table:table-cell table:style-name="ce3" office:value-type="string">
            <text:p>EFFF-T10-R004</text:p>
          </table:table-cell>
          <table:table-cell table:style-name="ce7" office:value-type="string">
            <text:p><text:span text:style-name="T1">The document type of <text:s/></text:span><text:span text:style-name="T2">the document reference containing the information related to the </text:span><text:span text:style-name="T2">software producing the invoice SHALL </text:span><text:span text:style-name="T1">contain the name and version of the software </text:span><text:span text:style-name="T1">producing the invoice.</text:span></text:p>
          </table:table-cell>
          <table:table-cell table:style-name="ce12" office:value-type="string">
            <text:p>Production Software</text:p>
          </table:table-cell>
          <table:table-cell table:style-name="ce14" office:value-type="string">
            <text:p>fatal</text:p>
          </table:table-cell>
          <table:table-cell table:style-name="ce14" office:value-type="string">
            <text:p>T10</text:p>
          </table:table-cell>
          <table:table-cell table:style-name="ce16"/>
          <table:table-cell table:style-name="ce14" table:number-columns-repeated="3"/>
          <table:table-cell table:number-columns-repeated="1015"/>
        </table:table-row>
        <table:table-row table:style-name="ro2">
          <table:table-cell table:style-name="ce2" office:value-type="string">
            <text:p>EFFF-T10-R005</text:p>
          </table:table-cell>
          <table:table-cell table:style-name="ce8" office:value-type="string">
            <text:p>The percentage used to calculate the cash payment discount amount SHOULD be present.</text:p>
          </table:table-cell>
          <table:table-cell table:style-name="ce12" office:value-type="string">
            <text:p>Payment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EFFF-T10-R006</text:p>
          </table:table-cell>
          <table:table-cell table:style-name="ce8" office:value-type="string">
            <text:p>If the percentage used to calculate the cash payment discount is present, the calculated cash discount amount to subtract SHALL be present.</text:p>
          </table:table-cell>
          <table:table-cell table:style-name="ce12" office:value-type="string">
            <text:p>Payment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EFFF-T10-R007</text:p>
          </table:table-cell>
          <table:table-cell table:style-name="ce9" office:value-type="string">
            <text:p><text:span text:style-name="T3">If the percentage used to calculate the cash payment discount is present,</text:span><text:span text:style-name="T4"> the ultimate date </text:span><text:span text:style-name="T4">the cash payment discount can be applied SHALL be present</text:span></text:p>
          </table:table-cell>
          <table:table-cell table:style-name="ce12" office:value-type="string">
            <text:p>Payment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EFFF-T10-R008</text:p>
          </table:table-cell>
          <table:table-cell table:style-name="ce10" office:value-type="string">
            <text:p>The Belgian Tax category SHALL be specified.</text:p>
          </table:table-cell>
          <table:table-cell table:style-name="ce12" office:value-type="string">
            <text:p>Invoic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FFF-T10-R009</text:p>
          </table:table-cell>
          <table:table-cell table:style-name="ce9" office:value-type="string">
            <text:p><text:span text:style-name="T3">If the percentage used to calculate the cash payment discount is present,</text:span><text:span text:style-name="T4"> the taxable </text:span><text:span text:style-name="T4">amount at line level SHALL be present</text:span></text:p>
          </table:table-cell>
          <table:table-cell table:style-name="ce12" office:value-type="string">
            <text:p>Payment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EFFF-T10-R010</text:p>
          </table:table-cell>
          <table:table-cell table:style-name="ce9" office:value-type="string">
            <text:p><text:span text:style-name="T3">If the percentage used to calculate the cash payment discount is present,</text:span><text:span text:style-name="T4"> the tax amount </text:span><text:span text:style-name="T4">at line level SHALL be present</text:span></text:p>
          </table:table-cell>
          <table:table-cell table:style-name="ce12" office:value-type="string">
            <text:p>Payment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FFF-T10-R011</text:p>
          </table:table-cell>
          <table:table-cell table:style-name="ce9" office:value-type="string">
            <text:p><text:span text:style-name="T3">If the percentage used to calculate the cash payment discount is present,</text:span><text:span text:style-name="T4"> the UNCL5305 </text:span><text:span text:style-name="T4">ID SHALL be present</text:span></text:p>
          </table:table-cell>
          <table:table-cell table:style-name="ce12" office:value-type="string">
            <text:p>Tax Category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EFFF-T10-R012</text:p>
          </table:table-cell>
          <table:table-cell table:style-name="ce9" office:value-type="string">
            <text:p><text:span text:style-name="T3">If the percentage used to calculate the cash payment discount is present,</text:span><text:span text:style-name="T4"> the Belgian tax </text:span><text:span text:style-name="T4">category SHALL be present</text:span></text:p>
          </table:table-cell>
          <table:table-cell table:style-name="ce12" office:value-type="string">
            <text:p>Tax Category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FFF-T10-R013</text:p>
          </table:table-cell>
          <table:table-cell table:style-name="ce9" office:value-type="string">
            <text:p><text:span text:style-name="T3">If the percentage used to calculate the cash payment discount is present,</text:span><text:span text:style-name="T4"> the <text:s/>tax </text:span><text:span text:style-name="T4">percentage SHALL be present</text:span></text:p>
          </table:table-cell>
          <table:table-cell table:style-name="ce12" office:value-type="string">
            <text:p>Tax Category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EFFF-T10-R014</text:p>
          </table:table-cell>
          <table:table-cell table:style-name="ce9" office:value-type="string">
            <text:p><text:span text:style-name="T5">If the percentage used to calculate the cash payment discount is present and the amount </text:span><text:span text:style-name="T5">is exempt from VAT, t</text:span><text:span text:style-name="T4">he tax exemption reason SHALL contain "Cash Discount" as value.</text:span></text:p>
          </table:table-cell>
          <table:table-cell table:style-name="ce12" office:value-type="string">
            <text:p>Invoice lin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FFF-T10-R015</text:p>
          </table:table-cell>
          <table:table-cell table:style-name="ce10" office:value-type="string">
            <text:p><text:span text:style-name="T3">If the percentage used to calculate the cash payment discount is present,</text:span><text:span text:style-name="T4"> the tax scheme </text:span><text:span text:style-name="T4">identifier SHALL </text:span>contains "VAT" as value.</text:p>
          </table:table-cell>
          <table:table-cell table:style-name="ce12" office:value-type="string">
            <text:p>Invoice lin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EFFF-T10-R016</text:p>
          </table:table-cell>
          <table:table-cell table:style-name="ce11" office:value-type="string">
            <text:p>The Belgian Tax category SHALL be specified at line level.</text:p>
          </table:table-cell>
          <table:table-cell table:style-name="ce12" office:value-type="string">
            <text:p>Invoice lin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0</text:p>
          </table:table-cell>
          <table:table-cell table:number-columns-repeated="1019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BL" table:style-name="ta2" table:print="false">
        <office:forms form:automatic-focus="false" form:apply-design-mode="false"/>
        <table:table-column table:style-name="co9" table:default-cell-style-name="ce20"/>
        <table:table-column table:style-name="co1" table:default-cell-style-name="ce4"/>
        <table:table-column table:style-name="co10" table:default-cell-style-name="ce21"/>
        <table:table-column table:style-name="co11" table:default-cell-style-name="ce23"/>
        <table:table-column table:style-name="co10" table:default-cell-style-name="Default"/>
        <table:table-column table:style-name="co12" table:number-columns-repeated="252" table:default-cell-style-name="ce20"/>
        <table:table-column table:style-name="co12" table:number-columns-repeated="767" table:default-cell-style-name="Default"/>
        <table:table-row table:style-name="ro6">
          <table:table-cell table:style-name="ce18" office:value-type="string">
            <text:p>Source</text:p>
          </table:table-cell>
          <table:table-cell table:style-name="ce18" office:value-type="string">
            <text:p>Rule ID</text:p>
          </table:table-cell>
          <table:table-cell office:value-type="string">
            <text:p>Predicate</text:p>
          </table:table-cell>
          <table:table-cell table:style-name="ce22" office:value-type="string">
            <text:p>Prerequisite</text:p>
          </table:table-cell>
          <table:table-cell table:number-columns-repeated="1020"/>
        </table:table-row>
        <table:table-row table:style-name="ro7">
          <table:table-cell table:style-name="ce19" office:value-type="string">
            <text:p>T10</text:p>
          </table:table-cell>
          <table:table-cell office:value-type="string">
            <text:p>EFFF-T10-R001</text:p>
          </table:table-cell>
          <table:table-cell office:value-type="string">
            <text:p>cac:AdditionalDocumentReference/cbc:DocumentType = 'CommercialInvoice'</text:p>
          </table:table-cell>
          <table:table-cell table:style-name="ce5"/>
          <table:table-cell table:style-name="ce20"/>
          <table:table-cell table:number-columns-repeated="1019"/>
        </table:table-row>
        <table:table-row table:style-name="ro4">
          <table:table-cell table:style-name="ce19" office:value-type="string">
            <text:p>T10</text:p>
          </table:table-cell>
          <table:table-cell office:value-type="string">
            <text:p>EFFF-T10-R002</text:p>
          </table:table-cell>
          <table:table-cell office:value-type="string">
            <text:p>exists(cac:AdditionalDocumentReference[cbc:ID='eFFF'])</text:p>
          </table:table-cell>
          <table:table-cell table:style-name="ce6"/>
          <table:table-cell table:style-name="ce20"/>
          <table:table-cell table:number-columns-repeated="1019"/>
        </table:table-row>
        <table:table-row table:style-name="ro4">
          <table:table-cell table:style-name="ce19" office:value-type="string">
            <text:p>T10</text:p>
          </table:table-cell>
          <table:table-cell office:value-type="string">
            <text:p>EFFF-T10-R003</text:p>
          </table:table-cell>
          <table:table-cell office:value-type="string">
            <text:p>exists(cac:AdditionalDocumentReference[cbc:ID='eFFF'])</text:p>
          </table:table-cell>
          <table:table-cell table:style-name="ce6"/>
          <table:table-cell table:style-name="ce20"/>
          <table:table-cell table:number-columns-repeated="1019"/>
        </table:table-row>
        <table:table-row table:style-name="ro4">
          <table:table-cell table:style-name="ce19" office:value-type="string">
            <text:p>T10</text:p>
          </table:table-cell>
          <table:table-cell office:value-type="string">
            <text:p>EFFF-T10-R004</text:p>
          </table:table-cell>
          <table:table-cell office:value-type="string">
            <text:p>string-length(cbc:DocumentType) &gt; 1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4">
          <table:table-cell table:style-name="ce19" office:value-type="string">
            <text:p>T10</text:p>
          </table:table-cell>
          <table:table-cell office:value-type="string">
            <text:p>EFFF-T10-R005</text:p>
          </table:table-cell>
          <table:table-cell table:style-name="ce4" office:value-type="string">
            <text:p>(cbc:SettlementDiscountPercent)</text:p>
          </table:table-cell>
          <table:table-cell table:style-name="ce8"/>
          <table:table-cell table:style-name="ce20"/>
          <table:table-cell table:number-columns-repeated="1019"/>
        </table:table-row>
        <table:table-row table:style-name="ro4">
          <table:table-cell table:style-name="ce19" office:value-type="string">
            <text:p>T10</text:p>
          </table:table-cell>
          <table:table-cell office:value-type="string">
            <text:p>EFFF-T10-R006</text:p>
          </table:table-cell>
          <table:table-cell table:style-name="ce4" office:value-type="string">
            <text:p>(cbc:SettlementDiscountPercent) and (cbc:Amount)</text:p>
          </table:table-cell>
          <table:table-cell table:style-name="ce8"/>
          <table:table-cell table:style-name="ce20"/>
          <table:table-cell table:number-columns-repeated="1019"/>
        </table:table-row>
        <table:table-row table:style-name="ro4">
          <table:table-cell table:style-name="ce19" office:value-type="string">
            <text:p>T10</text:p>
          </table:table-cell>
          <table:table-cell office:value-type="string">
            <text:p>EFFF-T10-R007</text:p>
          </table:table-cell>
          <table:table-cell table:style-name="ce4" office:value-type="string">
            <text:p>(cbc:SettlementDiscountPercent) and (cbc:EndDate)</text:p>
          </table:table-cell>
          <table:table-cell table:style-name="ce9"/>
          <table:table-cell table:style-name="ce20"/>
          <table:table-cell table:number-columns-repeated="1019"/>
        </table:table-row>
        <table:table-row table:style-name="ro4">
          <table:table-cell table:style-name="ce19" office:value-type="string">
            <text:p>T10</text:p>
          </table:table-cell>
          <table:table-cell office:value-type="string">
            <text:p>EFFF-T10-R008</text:p>
          </table:table-cell>
          <table:table-cell table:style-name="ce4" office:value-type="string">
            <text:p>(cbc:Name = 'Belgian?')</text:p>
          </table:table-cell>
          <table:table-cell table:style-name="ce10"/>
          <table:table-cell table:style-name="ce20"/>
          <table:table-cell table:number-columns-repeated="1019"/>
        </table:table-row>
        <table:table-row table:style-name="ro7">
          <table:table-cell table:style-name="ce19" office:value-type="string">
            <text:p>T10</text:p>
          </table:table-cell>
          <table:table-cell office:value-type="string">
            <text:p>EFFF-T10-R009</text:p>
          </table:table-cell>
          <table:table-cell table:style-name="ce4" office:value-type="string">
            <text:p>(cac:PaymentTerms/cbc:SettlementDiscountPercent) and (cac:TaxTotal/cac:TaxSubtotal/cbc:TaxableAmount)</text:p>
          </table:table-cell>
          <table:table-cell table:style-name="ce9"/>
          <table:table-cell table:style-name="ce20"/>
          <table:table-cell table:number-columns-repeated="1019"/>
        </table:table-row>
        <table:table-row table:style-name="ro7">
          <table:table-cell table:style-name="ce19" office:value-type="string">
            <text:p>T10</text:p>
          </table:table-cell>
          <table:table-cell office:value-type="string">
            <text:p>EFFF-T10-R010</text:p>
          </table:table-cell>
          <table:table-cell table:style-name="ce4" office:value-type="string">
            <text:p>(cac:PaymentTerms/cbc:SettlementDiscountPercent) and (cac:TaxTotal/cac:TaxSubtotal/cbc:TaxAmount)</text:p>
          </table:table-cell>
          <table:table-cell table:style-name="ce9"/>
          <table:table-cell table:style-name="ce20"/>
          <table:table-cell table:number-columns-repeated="1019"/>
        </table:table-row>
        <table:table-row table:style-name="ro7">
          <table:table-cell table:style-name="ce19" office:value-type="string">
            <text:p>T10</text:p>
          </table:table-cell>
          <table:table-cell office:value-type="string">
            <text:p>EFFF-T10-R011</text:p>
          </table:table-cell>
          <table:table-cell table:style-name="ce4" office:value-type="string">
            <text:p>(cac:PaymentTerms/cbc:SettlementDiscountPercent) and (cac:TaxTotal/cac:TaxSubtotal/cac:TaxCategory/cbc:ID)</text:p>
          </table:table-cell>
          <table:table-cell table:style-name="ce9"/>
          <table:table-cell table:style-name="ce20"/>
          <table:table-cell table:number-columns-repeated="1019"/>
        </table:table-row>
        <table:table-row table:style-name="ro4">
          <table:table-cell table:style-name="ce19" office:value-type="string">
            <text:p>T10</text:p>
          </table:table-cell>
          <table:table-cell office:value-type="string">
            <text:p>EFFF-T10-R012</text:p>
          </table:table-cell>
          <table:table-cell table:style-name="ce4" office:value-type="string">
            <text:p>(cbc:Name = 'Belgian?')</text:p>
          </table:table-cell>
          <table:table-cell table:style-name="ce9"/>
          <table:table-cell table:style-name="ce20"/>
          <table:table-cell table:number-columns-repeated="1019"/>
        </table:table-row>
        <table:table-row table:style-name="ro7">
          <table:table-cell table:style-name="ce19" office:value-type="string">
            <text:p>T10</text:p>
          </table:table-cell>
          <table:table-cell office:value-type="string">
            <text:p>EFFF-T10-R013</text:p>
          </table:table-cell>
          <table:table-cell table:style-name="ce4" office:value-type="string">
            <text:p>(cac:PaymentTerms/cbc:SettlementDiscountPercent) and (cac:TaxTotal/cac:TaxSubtotal/cac:TaxCategory/cbc:Percent)</text:p>
          </table:table-cell>
          <table:table-cell table:style-name="ce9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FFF-T10-R014</text:p>
          </table:table-cell>
          <table:table-cell table:style-name="ce4" office:value-type="string">
            <text:p>(cac:PaymentTerms/cbc:SettlementDiscountPercent) and (cac:InvoiceLine/TaxTotal/cac:TaxSubtotal/cac:TaxCategory/cbc:TaxExemptionReason = 'Cash Discount')</text:p>
          </table:table-cell>
          <table:table-cell table:style-name="ce9"/>
          <table:table-cell table:style-name="ce20"/>
          <table:table-cell table:number-columns-repeated="1019"/>
        </table:table-row>
        <table:table-row table:style-name="ro9">
          <table:table-cell table:style-name="ce19" office:value-type="string">
            <text:p>T10</text:p>
          </table:table-cell>
          <table:table-cell office:value-type="string">
            <text:p>EFFF-T10-R015</text:p>
          </table:table-cell>
          <table:table-cell table:style-name="ce4" office:value-type="string">
            <text:p>(cac:PaymentTerms/cbc:SettlementDiscountPercent) and (TaxTotal/cac:TaxSubtotal/cac:TaxCategory/cbc:TaxExemptionReason) and (cac:TaxTotal/cac:TaxSubtotal/cac:TaxCategory/cac:TaxScheme/cbc:ID = 'VAT')</text:p>
          </table:table-cell>
          <table:table-cell table:style-name="ce10"/>
          <table:table-cell table:style-name="ce20"/>
          <table:table-cell table:number-columns-repeated="1019"/>
        </table:table-row>
        <table:table-row table:style-name="ro4">
          <table:table-cell table:style-name="ce19" office:value-type="string">
            <text:p>T10</text:p>
          </table:table-cell>
          <table:table-cell office:value-type="string">
            <text:p>EFFF-T10-R016</text:p>
          </table:table-cell>
          <table:table-cell table:style-name="ce4" office:value-type="string">
            <text:p>(cbc:Name = 'Belgian?')</text:p>
          </table:table-cell>
          <table:table-cell table:style-name="ce11"/>
          <table:table-cell table:style-name="ce20"/>
          <table:table-cell table:number-columns-repeated="1019"/>
        </table:table-row>
        <table:table-row table:style-name="ro7">
          <table:table-cell table:style-name="ce19" office:value-type="string">
            <text:p>T10</text:p>
          </table:table-cell>
          <table:table-cell table:style-name="ce12" office:value-type="string">
            <text:p>Production Software</text:p>
          </table:table-cell>
          <table:table-cell office:value-type="string">
            <text:p>//cac:AdditionalDocumentReference[cbc:ID='eFFF']</text:p>
          </table:table-cell>
          <table:table-cell table:style-name="ce4"/>
          <table:table-cell table:style-name="ce20"/>
          <table:table-cell table:number-columns-repeated="1019"/>
        </table:table-row>
        <table:table-row table:style-name="ro4">
          <table:table-cell table:style-name="ce19" office:value-type="string">
            <text:p>T10</text:p>
          </table:table-cell>
          <table:table-cell table:style-name="ce12" office:value-type="string">
            <text:p>Tax Category</text:p>
          </table:table-cell>
          <table:table-cell office:value-type="string">
            <text:p>//cac:TaxCategor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4">
          <table:table-cell table:style-name="ce19" office:value-type="string">
            <text:p>T10</text:p>
          </table:table-cell>
          <table:table-cell table:style-name="ce12" office:value-type="string">
            <text:p>Payment</text:p>
          </table:table-cell>
          <table:table-cell office:value-type="string">
            <text:p>//cac:PaymentMeans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6">
          <table:table-cell table:style-name="ce19" office:value-type="string">
            <text:p>T10</text:p>
          </table:table-cell>
          <table:table-cell office:value-type="string">
            <text:p>Invoice Line</text:p>
          </table:table-cell>
          <table:table-cell office:value-type="string">
            <text:p>//cac:InvoiceLin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6">
          <table:table-cell table:style-name="ce19" office:value-type="string">
            <text:p>T10</text:p>
          </table:table-cell>
          <table:table-cell office:value-type="string">
            <text:p>Invoice</text:p>
          </table:table-cell>
          <table:table-cell office:value-type="string">
            <text:p>/ubl:Invoic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5" table:number-rows-repeated="5">
          <table:table-cell table:number-columns-repeated="3"/>
          <table:table-cell table:style-name="Default"/>
          <table:table-cell table:style-name="ce20"/>
          <table:table-cell table:number-columns-repeated="1019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style-name="ce20"/>
          <table:table-cell table:number-columns-repeated="1019"/>
        </table:table-row>
        <table:table-row table:style-name="ro5" table:number-rows-repeated="37">
          <table:table-cell table:number-columns-repeated="3"/>
          <table:table-cell table:style-name="Default"/>
          <table:table-cell table:style-name="ce20"/>
          <table:table-cell table:number-columns-repeated="1019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12" table:default-cell-style-name="ce25"/>
        <table:table-column table:style-name="co13" table:default-cell-style-name="ce25"/>
        <table:table-column table:style-name="co12" table:number-columns-repeated="255" table:default-cell-style-name="ce25"/>
        <table:table-column table:style-name="co12" table:number-columns-repeated="767" table:default-cell-style-name="Default"/>
        <table:table-row table:style-name="ro6">
          <table:table-cell table:style-name="ce24" office:value-type="string">
            <text:p>Profile</text:p>
          </table:table-cell>
          <table:table-cell table:style-name="ce24" office:value-type="string">
            <text:p>Transaction</text:p>
          </table:table-cell>
          <table:table-cell table:style-name="ce24" office:value-type="string">
            <text:p>Binding</text:p>
          </table:table-cell>
          <table:table-cell table:style-name="ce24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T10</text:p>
          </table:table-cell>
          <table:table-cell office:value-type="string">
            <text:p>UBL</text:p>
          </table:table-cell>
          <table:table-cell table:style-name="ce26" office:value-type="string">
            <text:p>EFFFCodesT10-UBL.sch</text:p>
          </table:table-cell>
          <table:table-cell table:style-name="ce27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abstract.A1:abstract.AMJ10485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1"/>
    <style:font-face style:name="F" svg:font-family="" style:font-family-generic="roman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1" svg:font-family="Arial, Arial" style:font-pitch="variable"/>
    <style:font-face style:name="Times New Roman" svg:font-family="'Times New Roman', 'Times New Roman'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11/12/2016</text:date>, <text:time>10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12-11T10:29:59</dc:date>
    <dc:creator>Oriol Bausà</dc:creator>
    <meta:editing-duration>P4DT15H15M44S</meta:editing-duration>
    <meta:editing-cycles>57</meta:editing-cycles>
    <meta:document-statistic meta:table-count="3" meta:cell-count="165" meta:object-count="0"/>
  </office:meta>
</office:document-meta>
</file>